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0.3839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3783in"/>
    </style:style>
    <style:style style:name="co5" style:family="table-column">
      <style:table-column-properties fo:break-before="auto" style:column-width="2.1311in"/>
    </style:style>
    <style:style style:name="co6" style:family="table-column">
      <style:table-column-properties fo:break-before="auto" style:column-width="0.4909in"/>
    </style:style>
    <style:style style:name="co7" style:family="table-column">
      <style:table-column-properties fo:break-before="auto" style:column-width="0.598in"/>
    </style:style>
    <style:style style:name="co8" style:family="table-column">
      <style:table-column-properties fo:break-before="auto" style:column-width="0.823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e6e6e6" fo:border-left="none" fo:border-right="none" fo:border-top="0.06pt solid #000000"/>
    </style:style>
    <style:style style:name="ce3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color="#0000ff"/>
    </style:style>
    <style:style style:name="ce4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color="#ffd320"/>
    </style:style>
    <style:style style:name="ce5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color="#ff0000"/>
    </style:style>
    <style:style style:name="ce6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color="#ff950e"/>
    </style:style>
    <style:style style:name="ce7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color="#008000"/>
    </style:style>
    <style:style style:name="ce8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color="#804c19"/>
    </style:style>
    <style:style style:name="ce9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color="#00ffff"/>
    </style:style>
    <style:style style:name="ce10" style:family="table-cell" style:parent-style-name="Default">
      <style:table-cell-properties fo:background-color="transparent"/>
      <style:text-properties fo:color="#000000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color="#000000" fo:font-size="8pt" style:font-size-asian="8pt" style:font-size-complex="8pt"/>
    </style:style>
    <style:style style:name="ce12" style:family="table-cell" style:parent-style-name="Default">
      <style:text-properties fo:color="#000000" fo:font-size="8pt" style:font-size-asian="8pt" style:font-size-complex="8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ce12"/>
        <table:table-row table:style-name="ro1"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edo</text:p>
          </table:table-cell>
          <table:table-cell table:style-name="ce1" office:value-type="string" calcext:value-type="string">
            <text:p>edon</text:p>
          </table:table-cell>
          <table:table-cell table:style-name="ce1" office:value-type="string" calcext:value-type="string">
            <text:p>disn</text:p>
          </table:table-cell>
          <table:table-cell table:style-name="ce1" office:value-type="string" calcext:value-type="string">
            <text:p>cab</text:p>
          </table:table-cell>
          <table:table-cell table:style-name="ce1" office:value-type="string" calcext:value-type="string">
            <text:p>win06</text:p>
          </table:table-cell>
          <table:table-cell table:style-name="ce1" office:value-type="string" calcext:value-type="string">
            <text:p>win09</text:p>
          </table:table-cell>
          <table:table-cell table:style-name="ce1" office:value-type="string" calcext:value-type="string">
            <text:p>win12</text:p>
          </table:table-cell>
          <table:table-cell table:style-name="ce1" office:value-type="string" calcext:value-type="string">
            <text:p>win15</text:p>
          </table:table-cell>
          <table:table-cell table:style-name="ce10" office:value-type="string" calcext:value-type="string">
            <text:p>nota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g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Jesús María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11" office:value-type="string" calcext:value-type="string">
            <text:p>2015 extraord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g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Aguascalientes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g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Aguascalientes</text:p>
          </table:table-cell>
          <table:table-cell table:number-columns-repeated="4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Mexicali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c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Mexicali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Ensenada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Tijuana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Tijuana</text:p>
          </table:table-cell>
          <table:table-cell table:number-columns-repeated="4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Tijuana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Mexicali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 Tijuana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c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Mulegé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c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La Paz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a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Campeche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a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Carmen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o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Piedras Negras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o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San Pedro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o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Monclova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o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Saltillo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oa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Torreón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o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Torreón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o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Saltill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o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Colima</text:p>
          </table:table-cell>
          <table:table-cell table:number-columns-repeated="2"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o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Manzanill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Palenque</text:p>
          </table:table-cell>
          <table:table-cell table:style-name="ce5" office:value-type="string" calcext:value-type="string">
            <text:p>pri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Bochil</text:p>
          </table:table-cell>
          <table:table-cell table:number-columns-repeated="4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Ocosingo</text:p>
          </table:table-cell>
          <table:table-cell table:style-name="ce5" office:value-type="string" calcext:value-type="string">
            <text:p>pric</text:p>
          </table:table-cell>
          <table:table-cell table:style-name="ce4" office:value-type="string" calcext:value-type="string">
            <text:p>prd</text:p>
          </table:table-cell>
          <table:table-cell table:style-name="ce7" office:value-type="string" calcext:value-type="string">
            <text:p>pvem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Ocozocoautla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San Cristóbal de las Casas</text:p>
          </table:table-cell>
          <table:table-cell table:number-columns-repeated="4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Tuxtla Gutiérrez</text:p>
          </table:table-cell>
          <table:table-cell table:style-name="ce4" office:value-type="string" calcext:value-type="string">
            <text:p>prdc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ps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Tonalá</text:p>
          </table:table-cell>
          <table:table-cell table:style-name="ce4" office:value-type="string" calcext:value-type="string">
            <text:p>prdc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 Comitán de Domínguez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7" office:value-type="string" calcext:value-type="string">
            <text:p>pvem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 Tuxtla Gutiérrez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 Villaflores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7" office:value-type="string" calcext:value-type="string">
            <text:p>pvem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 Huixtla</text:p>
          </table:table-cell>
          <table:table-cell table:style-name="ce4" office:value-type="string" calcext:value-type="string">
            <text:p>prdc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p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 Tapachula</text:p>
          </table:table-cell>
          <table:table-cell table:number-columns-repeated="4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u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Juárez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u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Juárez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u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Juárez</text:p>
          </table:table-cell>
          <table:table-cell table:number-columns-repeated="3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u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Juárez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u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Delicias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u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Chihuahua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u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Cuauhtémoc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ua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 Chihuahua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u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 Hidalgo del Parral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Gustavo A. Madero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Gustavo A. Madero</text:p>
          </table:table-cell>
          <table:table-cell table:style-name="ce4" office:value-type="string" calcext:value-type="string">
            <text:p>prdc</text:p>
          </table:table-cell>
          <table:table-cell table:style-name="ce3" office:value-type="string" calcext:value-type="string">
            <text:p>pan</text:p>
          </table:table-cell>
          <table:table-cell table:style-name="ce4" office:value-type="string" calcext:value-type="string">
            <text:p>prdc</text:p>
          </table:table-cell>
          <table:table-cell table:style-name="ce8" office:value-type="string" calcext:value-type="string">
            <text:p>morena</text:p>
          </table:table-cell>
          <table:table-cell table:style-name="ce1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Azcapotzalco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c</text:p>
          </table:table-cell>
          <table:table-cell table:style-name="ce8" office:value-type="string" calcext:value-type="string">
            <text:p>morena</text:p>
          </table:table-cell>
          <table:table-cell table:style-name="ce1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Iztapalapa</text:p>
          </table:table-cell>
          <table:table-cell table:style-name="ce4" office:value-type="string" calcext:value-type="string">
            <text:p>prdc</text:p>
          </table:table-cell>
          <table:table-cell table:style-name="ce6" office:value-type="string" calcext:value-type="string">
            <text:p>ptc</text:p>
          </table:table-cell>
          <table:table-cell table:style-name="ce4" office:value-type="string" calcext:value-type="string">
            <text:p>prdc</text:p>
          </table:table-cell>
          <table:table-cell table:style-name="ce8" office:value-type="string" calcext:value-type="string">
            <text:p>morena</text:p>
          </table:table-cell>
          <table:table-cell table:style-name="ce1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Tlalpan</text:p>
          </table:table-cell>
          <table:table-cell table:style-name="ce4" office:value-type="string" calcext:value-type="string">
            <text:p>prdc</text:p>
          </table:table-cell>
          <table:table-cell table:style-name="ce3" office:value-type="string" calcext:value-type="string">
            <text:p>pan</text:p>
          </table:table-cell>
          <table:table-cell table:style-name="ce4" office:value-type="string" calcext:value-type="string">
            <text:p>prdc</text:p>
          </table:table-cell>
          <table:table-cell table:style-name="ce8" office:value-type="string" calcext:value-type="string">
            <text:p>morena</text:p>
          </table:table-cell>
          <table:table-cell table:style-name="ce1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Gustavo A. Madero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4" office:value-type="string" calcext:value-type="string">
            <text:p>prdc</text:p>
          </table:table-cell>
          <table:table-cell table:style-name="ce8" office:value-type="string" calcext:value-type="string">
            <text:p>morena</text:p>
          </table:table-cell>
          <table:table-cell table:style-name="ce1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Gustavo A. Madero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c</text:p>
          </table:table-cell>
          <table:table-cell table:style-name="ce8" office:value-type="string" calcext:value-type="string">
            <text:p>morena</text:p>
          </table:table-cell>
          <table:table-cell table:style-name="ce11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 Cuauhtémoc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c</text:p>
          </table:table-cell>
          <table:table-cell table:style-name="ce8" office:value-type="string" calcext:value-type="string">
            <text:p>morena</text:p>
          </table:table-cell>
          <table:table-cell table:style-name="ce11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df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 Venustiano Carranza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 Miguel Hidalgo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4" office:value-type="string" calcext:value-type="string">
            <text:p>prd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 Venustiano Carranza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 Cuauhtémoc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c</text:p>
          </table:table-cell>
          <table:table-cell table:style-name="ce8" office:value-type="string" calcext:value-type="string">
            <text:p>morena</text:p>
          </table:table-cell>
          <table:table-cell table:style-name="ce1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 Iztacalco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 Tlalpan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 Benito Juárez</text:p>
          </table:table-cell>
          <table:table-cell table:number-columns-repeated="4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 Alvaro Obregón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 Alvaro Obregón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 Iztapalapa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 Iztapalapa</text:p>
          </table:table-cell>
          <table:table-cell table:style-name="ce4" office:value-type="string" calcext:value-type="string">
            <text:p>prdc</text:p>
          </table:table-cell>
          <table:table-cell table:style-name="ce6" office:value-type="string" calcext:value-type="string">
            <text:p>ptc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 Iztapalapa</text:p>
          </table:table-cell>
          <table:table-cell table:style-name="ce4" office:value-type="string" calcext:value-type="string">
            <text:p>prdc</text:p>
          </table:table-cell>
          <table:table-cell table:style-name="ce6" office:value-type="string" calcext:value-type="string">
            <text:p>ptc</text:p>
          </table:table-cell>
          <table:table-cell table:style-name="ce4" office:value-type="string" calcext:value-type="string">
            <text:p>prdc</text:p>
          </table:table-cell>
          <table:table-cell table:style-name="ce8" office:value-type="string" calcext:value-type="string">
            <text:p>morena</text:p>
          </table:table-cell>
          <table:table-cell table:style-name="ce1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 Xochimilco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 Iztapalapa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 Coyoacán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 Coyoacán</text:p>
          </table:table-cell>
          <table:table-cell table:style-name="ce4" office:value-type="string" calcext:value-type="string">
            <text:p>prdc</text:p>
          </table:table-cell>
          <table:table-cell table:style-name="ce3" office:value-type="string" calcext:value-type="string">
            <text:p>pan</text:p>
          </table:table-cell>
          <table:table-cell table:style-name="ce4" office:value-type="string" calcext:value-type="string">
            <text:p>prd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 Iztapalapa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c</text:p>
          </table:table-cell>
          <table:table-cell table:style-name="ce8" office:value-type="string" calcext:value-type="string">
            <text:p>morena</text:p>
          </table:table-cell>
          <table:table-cell table:style-name="ce11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 La Magdalena Contreras</text:p>
          </table:table-cell>
          <table:table-cell table:style-name="ce4" office:value-type="string" calcext:value-type="string">
            <text:p>prdc</text:p>
          </table:table-cell>
          <table:table-cell table:style-name="ce3" office:value-type="string" calcext:value-type="string">
            <text:p>pan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df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 Tláhuac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c</text:p>
          </table:table-cell>
          <table:table-cell table:style-name="ce8" office:value-type="string" calcext:value-type="string">
            <text:p>morena</text:p>
          </table:table-cell>
          <table:table-cell table:style-name="ce1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dg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Durango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dg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Gómez Palacio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dg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Guadalupe Victoria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dg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Durango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San Luis de la Paz</text:p>
          </table:table-cell>
          <table:table-cell table:number-columns-repeated="2"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Allende</text:p>
          </table:table-cell>
          <table:table-cell table:number-columns-repeated="4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León</text:p>
          </table:table-cell>
          <table:table-cell table:number-columns-repeated="4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Guanajuato</text:p>
          </table:table-cell>
          <table:table-cell table:number-columns-repeated="2"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León</text:p>
          </table:table-cell>
          <table:table-cell table:number-columns-repeated="4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León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San Francisco del Rincón</text:p>
          </table:table-cell>
          <table:table-cell table:number-columns-repeated="2"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 Salamanca</text:p>
          </table:table-cell>
          <table:table-cell table:number-columns-repeated="4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 Irapuato</text:p>
          </table:table-cell>
          <table:table-cell table:number-columns-repeated="2"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 Uriangat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gua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 Pénjamo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 Celaya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 Valle de Santiago</text:p>
          </table:table-cell>
          <table:table-cell table:number-columns-repeated="4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gua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 Acámbaro</text:p>
          </table:table-cell>
          <table:table-cell table:number-columns-repeated="4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gu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Pungarabato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gu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Iguala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gu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José Azueta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gu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Acapulco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gu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Tlapa de Comonfort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gu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Chilapa de Alvarez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gu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Chilpancingo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gu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 Ayutla de los Libres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gu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 Acapulco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hg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Huejutla de Reyes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hg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Ixmiquilpan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hg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Actopan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hg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Tulancingo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hg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Tula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hg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Pachuca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hgo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Tepeapulco</text:p>
          </table:table-cell>
          <table:table-cell table:style-name="ce4" office:value-type="string" calcext:value-type="string">
            <text:p>prd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Tequila</text:p>
          </table:table-cell>
          <table:table-cell table:number-columns-repeated="2"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Lagos de Moren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Tepatitlán de Morelos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Zapopan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Puerto Vallarta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6" office:value-type="string" calcext:value-type="string">
            <text:p>mc</text:p>
          </table:table-cell>
          <table:table-cell table:style-name="ce11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Zapopan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6" office:value-type="string" calcext:value-type="string">
            <text:p>mc</text:p>
          </table:table-cell>
          <table:table-cell table:style-name="ce11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Tonalá</text:p>
          </table:table-cell>
          <table:table-cell table:style-name="ce3" office:value-type="string" calcext:value-type="string">
            <text:p>pan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 Guadalajara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6" office:value-type="string" calcext:value-type="string">
            <text:p>mc</text:p>
          </table:table-cell>
          <table:table-cell table:style-name="ce11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 Guadalajara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6" office:value-type="string" calcext:value-type="string">
            <text:p>mc</text:p>
          </table:table-cell>
          <table:table-cell table:style-name="ce11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 Zapopan</text:p>
          </table:table-cell>
          <table:table-cell table:number-columns-repeated="3" table:style-name="ce3" office:value-type="string" calcext:value-type="string">
            <text:p>pan</text:p>
          </table:table-cell>
          <table:table-cell table:style-name="ce6" office:value-type="string" calcext:value-type="string">
            <text:p>mc</text:p>
          </table:table-cell>
          <table:table-cell table:style-name="ce11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 Guadalajara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6" office:value-type="string" calcext:value-type="string">
            <text:p>mc</text:p>
          </table:table-cell>
          <table:table-cell table:style-name="ce11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 Tlajomulc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6" office:value-type="string" calcext:value-type="string">
            <text:p>mc</text:p>
          </table:table-cell>
          <table:table-cell table:style-name="ce11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 Guadalajara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6" office:value-type="string" calcext:value-type="string">
            <text:p>mc</text:p>
          </table:table-cell>
          <table:table-cell table:style-name="ce11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jal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 Guadalajara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6" office:value-type="string" calcext:value-type="string">
            <text:p>mc</text:p>
          </table:table-cell>
          <table:table-cell table:style-name="ce11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 La Barca</text:p>
          </table:table-cell>
          <table:table-cell table:number-columns-repeated="2"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 Tlaquepaque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6" office:value-type="string" calcext:value-type="string">
            <text:p>mc</text:p>
          </table:table-cell>
          <table:table-cell table:style-name="ce11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 Jocotepec</text:p>
          </table:table-cell>
          <table:table-cell table:number-columns-repeated="2"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 Autlán de Navarro</text:p>
          </table:table-cell>
          <table:table-cell table:number-columns-repeated="2"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 Zapotlán El Grande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Jilotepec</text:p>
          </table:table-cell>
          <table:table-cell table:number-columns-repeated="4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Teoloyucán</text:p>
          </table:table-cell>
          <table:table-cell table:style-name="ce4" office:value-type="string" calcext:value-type="string">
            <text:p>prdc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Atlacomulco</text:p>
          </table:table-cell>
          <table:table-cell table:number-columns-repeated="4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Nicolás Romero</text:p>
          </table:table-cell>
          <table:table-cell table:style-name="ce3" office:value-type="string" calcext:value-type="string">
            <text:p>pan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Teotihuacán</text:p>
          </table:table-cell>
          <table:table-cell table:style-name="ce4" office:value-type="string" calcext:value-type="string">
            <text:p>prdc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Coacalco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Cuautitlán Izcalli</text:p>
          </table:table-cell>
          <table:table-cell table:style-name="ce3" office:value-type="string" calcext:value-type="string">
            <text:p>pan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 Tultitlán</text:p>
          </table:table-cell>
          <table:table-cell table:style-name="ce4" office:value-type="string" calcext:value-type="string">
            <text:p>prdc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 Ixtlahuaca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 Ecatepec</text:p>
          </table:table-cell>
          <table:table-cell table:style-name="ce4" office:value-type="string" calcext:value-type="string">
            <text:p>prdc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 Ecatepec</text:p>
          </table:table-cell>
          <table:table-cell table:style-name="ce4" office:value-type="string" calcext:value-type="string">
            <text:p>prdc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 Ixtapaluca</text:p>
          </table:table-cell>
          <table:table-cell table:style-name="ce4" office:value-type="string" calcext:value-type="string">
            <text:p>prdc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 Ecatepec</text:p>
          </table:table-cell>
          <table:table-cell table:style-name="ce4" office:value-type="string" calcext:value-type="string">
            <text:p>prdc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 Atizapán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mex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 Tlalnepantla</text:p>
          </table:table-cell>
          <table:table-cell table:number-columns-repeated="4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 Ecatepec</text:p>
          </table:table-cell>
          <table:table-cell table:style-name="ce4" office:value-type="string" calcext:value-type="string">
            <text:p>prdc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 Ecatepec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 Huixquilucan</text:p>
          </table:table-cell>
          <table:table-cell table:style-name="ce3" office:value-type="string" calcext:value-type="string">
            <text:p>pan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 Tlalnepantla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 Nezahualcóyotl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11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 Naucalpan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 Naucalpan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 Valle de Bravo</text:p>
          </table:table-cell>
          <table:table-cell table:number-columns-repeated="4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 Naucalpan</text:p>
          </table:table-cell>
          <table:table-cell table:style-name="ce4" office:value-type="string" calcext:value-type="string">
            <text:p>prdc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 Chimalhuacán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 Toluca</text:p>
          </table:table-cell>
          <table:table-cell table:style-name="ce3" office:value-type="string" calcext:value-type="string">
            <text:p>pan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 Metepec</text:p>
          </table:table-cell>
          <table:table-cell table:style-name="ce3" office:value-type="string" calcext:value-type="string">
            <text:p>pan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 Zumpango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 Nezahualcóyotl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11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 Nezahualcóyotl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11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 Nezahualcóyotl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11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 Valle de Chalco Solidaridad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 Chalco</text:p>
          </table:table-cell>
          <table:table-cell table:style-name="ce4" office:value-type="string" calcext:value-type="string">
            <text:p>prdc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 Toluca</text:p>
          </table:table-cell>
          <table:table-cell table:style-name="ce3" office:value-type="string" calcext:value-type="string">
            <text:p>pan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 Tenancingo</text:p>
          </table:table-cell>
          <table:table-cell table:style-name="ce4" office:value-type="string" calcext:value-type="string">
            <text:p>prdc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 Tejupilco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 Cuautitlán</text:p>
          </table:table-cell>
          <table:table-cell table:style-name="ce4" office:value-type="string" calcext:value-type="string">
            <text:p>prdc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 Texcoco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4" office:value-type="string" calcext:value-type="string">
            <text:p>prdc</text:p>
          </table:table-cell>
          <table:table-cell table:style-name="ce8" office:value-type="string" calcext:value-type="string">
            <text:p>morena</text:p>
          </table:table-cell>
          <table:table-cell table:style-name="ce11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 La Paz</text:p>
          </table:table-cell>
          <table:table-cell table:style-name="ce4" office:value-type="string" calcext:value-type="string">
            <text:p>prdc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me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 Zinacantepec</text:p>
          </table:table-cell>
          <table:table-cell table:style-name="ce3" office:value-type="string" calcext:value-type="string">
            <text:p>pan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Lázaro Cárdenas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Puruándiro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Zitácuaro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Jiquilpan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Zamora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Hidalgo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Zacapu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 Morelia</text:p>
          </table:table-cell>
          <table:table-cell table:number-columns-repeated="2"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 Uruapan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 Morelia</text:p>
          </table:table-cell>
          <table:table-cell table:number-columns-repeated="2"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 Pátzcuaro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mic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 Apatzingán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mor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Cuernavaca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mor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Jiutepec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mor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Cuautla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mor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Jojutla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mor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Yautepec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9" office:value-type="string" calcext:value-type="string">
            <text:p>panal</text:p>
          </table:table-cell>
          <table:table-cell table:style-name="ce11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nay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Santiago Ixcuintla</text:p>
          </table:table-cell>
          <table:table-cell table:style-name="ce5" office:value-type="string" calcext:value-type="string">
            <text:p>pric</text:p>
          </table:table-cell>
          <table:table-cell table:number-columns-repeated="3"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nay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Tepic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nay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Compostela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Santa Catarina</text:p>
          </table:table-cell>
          <table:table-cell table:number-columns-repeated="4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Apodaca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General Escobed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San Nicolás de los Garza</text:p>
          </table:table-cell>
          <table:table-cell table:number-columns-repeated="4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Monterrey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Monterrey</text:p>
          </table:table-cell>
          <table:table-cell table:number-columns-repeated="4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Monterrey</text:p>
          </table:table-cell>
          <table:table-cell table:number-columns-repeated="3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 Guadalupe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 Linares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 Monterrey</text:p>
          </table:table-cell>
          <table:table-cell table:number-columns-repeated="4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 Guadalupe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n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 Cadereyta Jiménez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oax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San Juan Bautista Tuxtepec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oax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Teotitlán de Flores Magón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oax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s/>Huajuapan de León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oax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Tlacolula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oax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Santo Domingo Tehuantepec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oax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Heroica Ciudad de Tlaxiaco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oax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Juchitán de Zaragoza</text:p>
          </table:table-cell>
          <table:table-cell table:style-name="ce5" office:value-type="string" calcext:value-type="string">
            <text:p>pric</text:p>
          </table:table-cell>
          <table:table-cell table:number-columns-repeated="3"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oax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 Oaxaca de Juárez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oax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 Santa Lucía del Camino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oax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 Miahuatlán de Porfirio Díaz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oax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 Santiago Pinotepa Nacional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Huauchinango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Zacatlán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Teziutlán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Zacapoaxtla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San Martín Texmelucan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Puebla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Tepeaca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 Chalchicomula de Sesma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 Puebla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 San Pedro Cholula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 Puebla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 Puebla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 Atlixco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 Izúcar de Matamoros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 Tehuacán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pue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 Ajalpan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Cadereyta de Montes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San Juan del Rí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Querétar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Querétar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Solidaridad</text:p>
          </table:table-cell>
          <table:table-cell table:number-columns-repeated="4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Othón P. Blanco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Benito Juárez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san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Matehuala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san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Soledad de Graciano Sánchez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san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Rioverde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san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Ciudad Valles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san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San Luis Potosí</text:p>
          </table:table-cell>
          <table:table-cell table:number-columns-repeated="4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san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San Luis Potosí</text:p>
          </table:table-cell>
          <table:table-cell table:number-columns-repeated="3" table:style-name="ce3" office:value-type="string" calcext:value-type="string">
            <text:p>pan</text:p>
          </table:table-cell>
          <table:table-cell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san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Tamazunchale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si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El Fuerte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si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Ahome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si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Salvador Alvarado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si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Guasave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si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Culiacán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2" office:value-type="string" calcext:value-type="string">
            <text:p>indep</text:p>
          </table:table-cell>
          <table:table-cell table:style-name="ce11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si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Mazatlán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si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Culiacán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si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 Mazatlán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son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San Luis Río Colorado</text:p>
          </table:table-cell>
          <table:table-cell table:number-columns-repeated="4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son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Nogales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son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Hermosill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son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Guaymas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son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Hermosill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son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Cajeme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son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Navojoa</text:p>
          </table:table-cell>
          <table:table-cell table:style-name="ce5" office:value-type="string" calcext:value-type="string">
            <text:p>pric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tab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Macuspana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tab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Cárdenas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tab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Comalcalco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tab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Centro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tab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Paraíso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4" office:value-type="string" calcext:value-type="string">
            <text:p>prdc</text:p>
          </table:table-cell>
          <table:table-cell table:style-name="ce11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tab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Centro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tam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Nuevo Laredo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tam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Reynosa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tam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Río Brav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tam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Matamoros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tam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Victoria</text:p>
          </table:table-cell>
          <table:table-cell table:style-name="ce5" office:value-type="string" calcext:value-type="string">
            <text:p>pric</text:p>
          </table:table-cell>
          <table:table-cell table:number-columns-repeated="3"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tam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El Mante</text:p>
          </table:table-cell>
          <table:table-cell table:style-name="ce5" office:value-type="string" calcext:value-type="string">
            <text:p>pric</text:p>
          </table:table-cell>
          <table:table-cell table:number-columns-repeated="3"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tam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Ciudad Mader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tam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 Tampic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tla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Apizaco</text:p>
          </table:table-cell>
          <table:table-cell table:number-columns-repeated="2"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tla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Tlaxcala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tla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Zacatelco</text:p>
          </table:table-cell>
          <table:table-cell table:style-name="ce4" office:value-type="string" calcext:value-type="string">
            <text:p>prdc</text:p>
          </table:table-cell>
          <table:table-cell table:style-name="ce3" office:value-type="string" calcext:value-type="string">
            <text:p>pan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style-name="ce11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Pánuc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Tantoyuca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Tuxpan</text:p>
          </table:table-cell>
          <table:table-cell table:number-columns-repeated="2"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Veracruz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Poza Rica de Hidalg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5" office:value-type="string" calcext:value-type="string">
            <text:p>pric</text:p>
          </table:table-cell>
          <table:table-cell table:style-name="ce4" office:value-type="string" calcext:value-type="string">
            <text:p>prd</text:p>
          </table:table-cell>
          <table:table-cell table:style-name="ce11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 Papantla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 Martínez de la Torre</text:p>
          </table:table-cell>
          <table:table-cell table:number-columns-repeated="2"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 Xalapa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 Coatepec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 Xalapa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style-name="ce4" office:value-type="string" calcext:value-type="string">
            <text:p>prdc</text:p>
          </table:table-cell>
          <table:table-cell table:style-name="ce8" office:value-type="string" calcext:value-type="string">
            <text:p>morena</text:p>
          </table:table-cell>
          <table:table-cell table:style-name="ce11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 Coatzacoalcos</text:p>
          </table:table-cell>
          <table:table-cell table:style-name="ce4" office:value-type="string" calcext:value-type="string">
            <text:p>prdc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8" office:value-type="string" calcext:value-type="string">
            <text:p>morena</text:p>
          </table:table-cell>
          <table:table-cell table:style-name="ce11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 Veracruz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3" office:value-type="string" calcext:value-type="string">
            <text:p>pan</text:p>
          </table:table-cell>
          <table:table-cell table:style-name="ce11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 Huatusco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 Minatitlán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 Orizaba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 Córdoba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 Cosamaloapan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 Zongolica</text:p>
          </table:table-cell>
          <table:table-cell table:style-name="ce5" office:value-type="string" calcext:value-type="string">
            <text:p>pri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 San Andrés Tuxtla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 Acayucan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ver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 Cosoleacaque</text:p>
          </table:table-cell>
          <table:table-cell table:style-name="ce4" office:value-type="string" calcext:value-type="string">
            <text:p>prdc</text:p>
          </table:table-cell>
          <table:table-cell table:style-name="ce5" office:value-type="string" calcext:value-type="string">
            <text:p>pri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yuc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Valladolid</text:p>
          </table:table-cell>
          <table:table-cell table:style-name="ce3" office:value-type="string" calcext:value-type="string">
            <text:p>pan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yuc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Progreso</text:p>
          </table:table-cell>
          <table:table-cell table:number-columns-repeated="4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yuc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Mérida</text:p>
          </table:table-cell>
          <table:table-cell table:style-name="ce3" office:value-type="string" calcext:value-type="string">
            <text:p>pan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yuc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Mérida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3" office:value-type="string" calcext:value-type="string">
            <text:p>pan</text:p>
          </table:table-cell>
          <table:table-cell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yuc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 Ticul</text:p>
          </table:table-cell>
          <table:table-cell table:style-name="ce3" office:value-type="string" calcext:value-type="string">
            <text:p>pan</text:p>
          </table:table-cell>
          <table:table-cell table:number-columns-repeated="3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zac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 Fresnillo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zac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 Jerez</text:p>
          </table:table-cell>
          <table:table-cell table:style-name="ce3" office:value-type="string" calcext:value-type="string">
            <text:p>pan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zac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 Zacatecas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zac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 Guadalupe</text:p>
          </table:table-cell>
          <table:table-cell table:style-name="ce4" office:value-type="string" calcext:value-type="string">
            <text:p>prdc</text:p>
          </table:table-cell>
          <table:table-cell table:style-name="ce4" office:value-type="string" calcext:value-type="string">
            <text:p>prd</text:p>
          </table:table-cell>
          <table:table-cell table:number-columns-repeated="2" table:style-name="ce5" office:value-type="string" calcext:value-type="string">
            <text:p>pric</text:p>
          </table:table-cell>
          <table:table-cell table:style-name="ce11"/>
        </table:table-row>
        <table:table-row table:style-name="ro1" table:number-rows-repeated="104827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1:Sheet1.I30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3-10T09:21:45.852716722</dc:date>
    <meta:editing-duration>PT2H11M44S</meta:editing-duration>
    <meta:editing-cycles>6</meta:editing-cycles>
    <meta:document-statistic meta:table-count="1" meta:cell-count="2711" meta:object-count="0"/>
  </office:meta>
</office:document-meta>
</file>